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8a48"/>
    </style:style>
    <style:style style:name="P2" style:family="paragraph" style:parent-style-name="Standard">
      <style:text-properties officeooo:rsid="000c8a48" officeooo:paragraph-rsid="000c8a48"/>
    </style:style>
    <style:style style:name="P3" style:family="paragraph" style:parent-style-name="Standard">
      <style:text-properties officeooo:rsid="000c8a48" officeooo:paragraph-rsid="000d2942"/>
    </style:style>
    <style:style style:name="P4" style:family="paragraph" style:parent-style-name="Standard">
      <style:text-properties officeooo:rsid="000d2942" officeooo:paragraph-rsid="000d29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 (r==14&amp;&amp;g==20&amp;&amp;b==17)</text:p>
      <text:p text:style-name="P1">{ </text:p>
      <text:p text:style-name="P1">Serial.print("Rp 100.000"); </text:p>
      <text:p text:style-name="P1">If ((warna=seratusribu)&amp;&amp;(keaslian=1)</text:p>
      <text:p text:style-name="P1">{ musicPlayer.playFullFile("Suara001.mp3")}; </text:p>
      <text:p text:style-name="P1">if (musicPlayer.stopped()) </text:p>
      <text:p text:style-name="P1">{ </text:p>
      <text:p text:style-name="P1">Serial.print("Scan Selesai"); </text:p>
      <text:p text:style-name="P1">lcd.clear();</text:p>
      <text:p text:style-name="P1"><text:s/>lcd.setCursor(0,0);</text:p>
      <text:p text:style-name="P1"><text:s/>lcd.print("Rp 100.000 Asli"); </text:p>
      <text:p text:style-name="P1">delay(7000); </text:p>
      <text:p text:style-name="P1">lcd.clear();</text:p>
      <text:p text:style-name="P1"><text:s/>lcd.setCursor(0,0);</text:p>
      <text:p text:style-name="P1"><text:s/>lcd.print("Scan Selesai"); </text:p>
      <text:p text:style-name="P1">delay(7000); </text:p>
      <text:p text:style-name="P1">} </text:p>
      <text:p text:style-name="P1">} </text:p>
      <text:p text:style-name="P1">else if (r==25&amp;&amp;g==22&amp;&amp;b==16)</text:p>
      <text:p text:style-name="P1">{ </text:p>
      <text:p text:style-name="P1">Serial.print("Rp 50.000"); </text:p>
      <text:p text:style-name="P1">If ((warna=limapuluhribu)&amp;&amp;(keaslian=1) </text:p>
      <text:p text:style-name="P2">{</text:p>
      <text:p text:style-name="P2">musicPlayer.playFullFile("Suara003.mp3")</text:p>
      <text:p text:style-name="P2">}; </text:p>
      <text:p text:style-name="P2">if (musicPlayer.stopped()) </text:p>
      <text:p text:style-name="P2">{</text:p>
      <text:p text:style-name="P2">Serial.print("Scan Selesai"); </text:p>
      <text:p text:style-name="P2">lcd.clear(); </text:p>
      <text:p text:style-name="P2">lcd.setCursor(0,0); </text:p>
      <text:p text:style-name="P2">lcd.print("Rp 50.000 Asli"); </text:p>
      <text:p text:style-name="P2">delay(7000); lcd.clear(); </text:p>
      <text:p text:style-name="P2">lcd.setCursor(0,0); </text:p>
      <text:p text:style-name="P2">lcd.print("Scan Selesai"); </text:p>
      <text:p text:style-name="P2">delay(7000); </text:p>
      <text:p text:style-name="P2">} </text:p>
      <text:p text:style-name="P2">} </text:p>
      <text:p text:style-name="P2">else if(r==23&amp;&amp;g==21&amp;&amp;b==20) </text:p>
      <text:p text:style-name="P2">{</text:p>
      <text:p text:style-name="P2">Serial.print("Rp 20.000"); </text:p>
      <text:p text:style-name="P2">If ((warna=duapuluhribu)&amp;&amp;(keaslian=1) </text:p>
      <text:p text:style-name="P2">{</text:p>
      <text:p text:style-name="P2">musicPlayer.playFullFile("Suara005.mp3")}; </text:p>
      <text:p text:style-name="P2">if (musicPlayer.stopped()) </text:p>
      <text:p text:style-name="P2">{</text:p>
      <text:p text:style-name="P2">Serial.print("Scan Selesai"); </text:p>
      <text:p text:style-name="P2">lcd.clear(); </text:p>
      <text:p text:style-name="P2">lcd.setCursor(0,0); </text:p>
      <text:p text:style-name="P2">lcd.print("Rp 20.000 Asli"); </text:p>
      <text:p text:style-name="P2">delay(7000); </text:p>
      <text:p text:style-name="P2">lcd.clear(); </text:p>
      <text:p text:style-name="P2">lcd.setCursor(0,0); </text:p>
      <text:p text:style-name="P2"><text:soft-page-break/>lcd.print("Scan Selesai"); </text:p>
      <text:p text:style-name="P3">delay(7000); </text:p>
      <text:p text:style-name="P3">} </text:p>
      <text:p text:style-name="P3">} </text:p>
      <text:p text:style-name="P3">else if(r==20&amp;&amp;g==23&amp;&amp;b==17) </text:p>
      <text:p text:style-name="P4">{</text:p>
      <text:p text:style-name="P4">Serial.print("Rp 10.000"); </text:p>
      <text:p text:style-name="P4">If ((warna=sepuluhribu)&amp;&amp;(keaslian=1) </text:p>
      <text:p text:style-name="P4">{</text:p>
      <text:p text:style-name="P4">musicPlayer.playFullFile("Suara007.mp3")}; </text:p>
      <text:p text:style-name="P4">if (musicPlayer.stopped()) </text:p>
      <text:p text:style-name="P4"><text:s/>{</text:p>
      <text:p text:style-name="P4"><text:s/>Serial.print("Scan Selesai"); </text:p>
      <text:p text:style-name="P4"><text:s/>lcd.clear();</text:p>
      <text:p text:style-name="P4"><text:s/>lcd.setCursor(0,0); </text:p>
      <text:p text:style-name="P4"><text:s/>lcd.print("Rp 10.000 Asli");</text:p>
      <text:p text:style-name="P4"><text:s/>delay(7000);</text:p>
      <text:p text:style-name="P4"><text:s/>lcd.clear();</text:p>
      <text:p text:style-name="P4"><text:s/>lcd.setCursor(0,0);</text:p>
      <text:p text:style-name="P4"><text:s/>lcd.print("Scan Selesai");</text:p>
      <text:p text:style-name="P4"><text:s/>delay(7000); </text:p>
      <text:p text:style-name="P4"><text:s/>} </text:p>
      <text:p text:style-name="P4">} </text:p>
      <text:p text:style-name="P4">else if(r==17&amp;&amp;g==22&amp;&amp;b==21) </text:p>
      <text:p text:style-name="P4">{</text:p>
      <text:p text:style-name="P4">Serial.print("Rp 5.000"); </text:p>
      <text:p text:style-name="P4">If ((warna=limaribu)&amp;&amp;(keaslian=1) </text:p>
      <text:p text:style-name="P4">{</text:p>
      <text:p text:style-name="P4">musicPlayer.playFullFile("Suara009.mp3")}; </text:p>
      <text:p text:style-name="P4">if (musicPlayer.stopped()) </text:p>
      <text:p text:style-name="P4">{</text:p>
      <text:p text:style-name="P4">Serial.print("Scan Selesai");</text:p>
      <text:p text:style-name="P4"><text:s/>lcd.clear();</text:p>
      <text:p text:style-name="P4"><text:s/>lcd.setCursor(0,0);</text:p>
      <text:p text:style-name="P4"><text:s/>lcd.print("Rp 5.000 Asli"); </text:p>
      <text:p text:style-name="P4"><text:s/>delay(7000);</text:p>
      <text:p text:style-name="P4"><text:s/>lcd.clear();</text:p>
      <text:p text:style-name="P4"><text:s/>lcd.setCursor(0,0);</text:p>
      <text:p text:style-name="P4"><text:s/>lcd.print("Scan Selesai"); </text:p>
      <text:p text:style-name="P4"><text:s/>delay(7000); </text:p>
      <text:p text:style-name="P4"><text:s/>} </text:p>
      <text:p text:style-name="P4">} </text:p>
      <text:p text:style-name="P4">else if(r==23&amp;&amp;g==23&amp;&amp;b==20) </text:p>
      <text:p text:style-name="P4">{</text:p>
      <text:p text:style-name="P4">Serial.print("Rp 2.000"); </text:p>
      <text:p text:style-name="P4">If ((warna=duaribu)&amp;&amp;(keaslian=1) </text:p>
      <text:p text:style-name="P4">{</text:p>
      <text:p text:style-name="P4">musicPlayer.playFullFile("Suara011.mp3"); </text:p>
      <text:p text:style-name="P4">if (musicPlayer.stopped()) </text:p>
      <text:p text:style-name="P4"><text:s/>{</text:p>
      <text:p text:style-name="P4"><text:s/>Serial.print("Scan Selesai"); </text:p>
      <text:p text:style-name="P4"><text:s/>lcd.clear();</text:p>
      <text:p text:style-name="P4"><text:soft-page-break/><text:s/>lcd.setCursor(0,0); </text:p>
      <text:p text:style-name="P4"><text:s/>lcd.print("Rp 2.000 Asli");</text:p>
      <text:p text:style-name="P4"><text:s/>delay(7000);</text:p>
      <text:p text:style-name="P4"><text:s/>lcd.clear(); </text:p>
      <text:p text:style-name="P4"><text:s/>lcd.setCursor(0,0);</text:p>
      <text:p text:style-name="P4"><text:s/>lcd.print("Scan Selesai");</text:p>
      <text:p text:style-name="P4"><text:s/>delay(7000);</text:p>
      <text:p text:style-name="P4"><text:s/>} </text:p>
      <text:p text:style-name="P4">} </text:p>
      <text:p text:style-name="P4">else if(r==18&amp;&amp;g==21&amp;&amp;b==20) </text:p>
      <text:p text:style-name="P4">{</text:p>
      <text:p text:style-name="P4">Serial.print("Rp 1.000"); </text:p>
      <text:p text:style-name="P4">If ((warna=seribu)&amp;&amp;(keaslian=1) </text:p>
      <text:p text:style-name="P4">{</text:p>
      <text:p text:style-name="P4">musicPlayer.playFullFile("Suara013.mp3")}; </text:p>
      <text:p text:style-name="P4">if (musicPlayer.stopped()) </text:p>
      <text:p text:style-name="P4"><text:s/>{</text:p>
      <text:p text:style-name="P4"><text:s/>Serial.print("Scan Selesai");</text:p>
      <text:p text:style-name="P4"><text:s/>lcd.clear();</text:p>
      <text:p text:style-name="P4"><text:s/>lcd.setCursor(0,0);</text:p>
      <text:p text:style-name="P4"><text:s/>lcd.print("Rp 1.000 Asli");</text:p>
      <text:p text:style-name="P4"><text:s/>delay(7000);</text:p>
      <text:p text:style-name="P4"><text:s/>lcd.clear(); </text:p>
      <text:p text:style-name="P4"><text:s/>lcd.setCursor(0,0); </text:p>
      <text:p text:style-name="P4"><text:s/>lcd.print("Scan Selesai");</text:p>
      <text:p text:style-name="P4"><text:s/>delay(7000); </text:p>
      <text:p text:style-name="P4"><text:s/>} </text:p>
      <text:p text:style-name="P4"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1:16:32.317000000</meta:creation-date>
    <dc:date>2018-05-22T11:36:08.335000000</dc:date>
    <meta:editing-duration>PT9M25S</meta:editing-duration>
    <meta:editing-cycles>1</meta:editing-cycles>
    <meta:document-statistic meta:table-count="0" meta:image-count="0" meta:object-count="0" meta:page-count="3" meta:paragraph-count="132" meta:word-count="191" meta:character-count="2445" meta:non-whitespace-character-count="2257"/>
    <meta:generator>LibreOffice/5.2.7.2$Windows_x86 LibreOffice_project/2b7f1e640c46ceb28adf43ee075a6e8b8439ed10</meta:generator>
  </office:meta>
</office:document-meta>
</file>